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F00000300E86DED6E.png"/>
  <manifest:file-entry manifest:media-type="image/png" manifest:full-path="Pictures/10000000000003FF000003005476CD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7.746cm" fo:min-width="0cm" fo:padding-top="0.127cm" fo:padding-bottom="0.127cm" fo:padding-left="0.254cm" fo:padding-right="0.254cm" fo:wrap-option="wrap"/>
    </style:style>
    <style:style style:name="pr2" style:family="presentation" style:parent-style-name="Padrão-notes">
      <style:graphic-properties draw:fill-color="#ffffff" fo:min-height="11.43cm"/>
    </style:style>
    <style:style style:name="pr3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2.949cm" fo:min-width="0cm" fo:padding-top="0.127cm" fo:padding-bottom="0.127cm" fo:padding-left="0.254cm" fo:padding-right="0.254cm" fo:wrap-option="wrap"/>
    </style:style>
    <style:style style:name="P1" style:family="paragraph">
      <style:paragraph-properties fo:text-align="center"/>
      <style:text-properties fo:font-family="'Times New Roman'" style:font-family-generic="roman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7" style:family="paragraph">
      <style:paragraph-properties fo:margin-left="1.27cm" fo:margin-right="0cm" fo:margin-top="0cm" fo:margin-bottom="0cm" fo:line-height="100%" fo:text-align="start" fo:text-indent="0cm" style:punctuation-wrap="hanging" style:line-break="strict" style:writing-mode="lr-tb"/>
    </style:style>
    <style:style style:name="P8" style:family="paragraph">
      <style:text-properties fo:color="#000000" fo:font-size="40pt" style:font-size-asian="40pt" style:font-size-complex="40pt"/>
    </style:style>
    <style:style style:name="P9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P1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3" style:family="paragraph">
      <style:text-properties fo:font-size="12pt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36pt" fo:language="pt" fo:country="BR" fo:font-style="normal" fo:text-shadow="none" style:text-underline-style="none" fo:font-weight="bold" style:font-family-asian="'Droid Sans Fallback'" style:font-family-generic-asian="system" style:font-pitch-asian="variable" style:font-size-asian="36pt" style:font-style-asian="normal" style:font-weight-asian="bold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fo:font-size="20pt" fo:language="pt" fo:country="BR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16pt" fo:language="pt" fo:country="BR" fo:font-weight="bold" style:font-size-asian="16pt" style:font-weight-asian="bold" style:font-size-complex="16pt" style:font-weight-complex="bold"/>
    </style:style>
    <style:style style:name="T4" style:family="text">
      <style:text-properties fo:color="#000000" style:text-outline="false" style:text-line-through-style="none" style:text-position="0% 100%" fo:font-family="Arial" style:font-pitch="variable" fo:font-size="16pt" fo:language="pt" fo:country="BR" fo:font-style="normal" fo:text-shadow="none" style:text-underline-style="none" fo:font-weight="bold" style:font-family-asian="'Droid Sans Fallback'" style:font-family-generic-asian="system" style:font-pitch-asian="variable" style:font-size-asian="16pt" style:font-style-asian="normal" style:font-weight-asian="bold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font-family-generic="roman" fo:font-size="16pt" fo:language="pt" fo:country="BR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40pt" fo:language="pt" fo:country="BR" fo:font-weight="bold" style:font-size-asian="40pt" style:font-weight-asian="bold" style:font-size-complex="40pt" style:font-weight-complex="bold"/>
    </style:style>
    <style:style style:name="T7" style:family="text">
      <style:text-properties fo:color="#000000" fo:font-size="24pt" fo:language="pt" fo:country="BR" style:font-size-asian="24pt" style:font-size-complex="24pt"/>
    </style:style>
    <style:style style:name="T8" style:family="text">
      <style:text-properties fo:color="#000000" style:text-line-through-style="none" style:text-position="0% 100%" fo:font-family="Arial" style:font-pitch="variable" fo:font-size="24pt" fo:language="pt" fo:country="BR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9" style:family="text">
      <style:text-properties fo:color="#000000" fo:font-size="40pt" fo:language="pt" fo:country="BR" style:font-size-asian="40pt" style:font-size-complex="40pt"/>
    </style:style>
    <style:style style:name="T10" style:family="text">
      <style:text-properties fo:color="#000000" fo:font-size="28pt" fo:language="pt" fo:country="BR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-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use-date-time-name="dtd1">
        <draw:frame presentation:style-name="pr1" draw:text-style-name="P2" draw:layer="layout" svg:width="21.604cm" svg:height="8cm" svg:x="2.297cm" svg:y="0.925cm" presentation:class="title" presentation:user-transformed="true">
          <draw:text-box>
            <text:p text:style-name="P1"><text:span text:style-name="T1">PROTÓTIPO DE UM SISTEMA DE GERAÇÃO DE RELATÓRIOS ALIMENTADO POR XML DE NFE DESENVOLVIDO COM O FRAMEWORK RUBY ON RAILS</text:span></text:p>
          </draw:text-box>
        </draw:frame>
        <draw:custom-shape draw:name="Rectangle 5" draw:style-name="gr1" draw:text-style-name="P3" draw:layer="layout" svg:width="12.801cm" svg:height="6.602cm" svg:x="11.298cm" svg:y="11.725cm">
          <text:p><text:span text:style-name="T2">Acadêmico:</text:span><text:span text:style-name="T3"> </text:span><text:span text:style-name="T4">CLAIRTON RODRIGO HEINZEN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Prof. Orientador:</text:span><text:span text:style-name="T5">CLAUDINEI HO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Padrão" presentation:use-date-time-name="dtd1"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6">Estrutura da apresentação</text:span></text:p>
              </text:list-header>
            </text:list>
          </draw:text-box>
        </draw:frame>
        <draw:custom-shape draw:name="Rectangle 3" draw:style-name="gr1" draw:text-style-name="P3" draw:layer="layout" svg:width="23.199cm" svg:height="13.803cm" svg:x="0.9cm" svg:y="4.524cm">
          <text:list text:style-name="L1">
            <text:list-header>
              <text:p text:style-name="P5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3" draw:text-style-name="P3" draw:layer="layout" svg:width="22.402cm" svg:height="12.603cm" svg:x="1.499cm" svg:y="5.124cm">
          <text:list text:style-name="L3">
            <text:list-item>
              <text:p text:style-name="P5"><text:span text:style-name="T7"><text:s/></text:span><text:span text:style-name="T7">Introdução</text:span></text:p>
            </text:list-item>
            <text:list-item>
              <text:p text:style-name="P5"><text:span text:style-name="T7"><text:s/></text:span><text:span text:style-name="T7">Revisão Bibliográfica</text:span></text:p>
              <text:list>
                <text:list-item>
                  <text:p text:style-name="P6"><text:span text:style-name="T8"><text:s/></text:span><text:span text:style-name="T8">Tópico 1 pesquisa</text:span></text:p>
                </text:list-item>
                <text:list-item>
                  <text:p text:style-name="P6"><text:span text:style-name="T8"><text:s/></text:span><text:span text:style-name="T8">Tópico 2 pesquisa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7"><text:span text:style-name="T8">...</text:span></text:p>
                </text:list-header>
              </text:list>
            </text:list-item>
          </text:list>
          <text:list text:style-name="L3">
            <text:list-item>
              <text:list>
                <text:list-item>
                  <text:p text:style-name="P6"><text:span text:style-name="T8"><text:s/></text:span><text:span text:style-name="T8">Topico N pesquisa</text:span></text:p>
                </text:list-item>
              </text:list>
            </text:list-item>
            <text:list-item>
              <text:p text:style-name="P5"><text:span text:style-name="T7"><text:s/></text:span><text:span text:style-name="T7">Implementação</text:span></text:p>
              <text:list>
                <text:list-item>
                  <text:p text:style-name="P6"><text:span text:style-name="T8"><text:s/></text:span><text:span text:style-name="T8">Diagramas UML ou DFDs/Ers</text:span></text:p>
                </text:list-item>
                <text:list-item>
                  <text:p text:style-name="P6"><text:span text:style-name="T8"><text:s/></text:span><text:span text:style-name="T8">Programação</text:span></text:p>
                </text:list-item>
                <text:list-item>
                  <text:p text:style-name="P6"><text:span text:style-name="T8"><text:s/></text:span><text:span text:style-name="T8">Apresentação aplicação</text:span></text:p>
                </text:list-item>
              </text:list>
            </text:list-item>
            <text:list-item>
              <text:p text:style-name="P5"><text:span text:style-name="T7"><text:s/></text:span><text:span text:style-name="T7">Conclusão</text:span></text:p>
            </text:list-item>
            <text:list-item>
              <text:p text:style-name="P5"><text:span text:style-name="T7"><text:s/></text:span><text:span text:style-name="T7">Referência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3" draw:master-page-name="Padrão" presentation:use-date-time-name="dtd1">
        <draw:frame presentation:style-name="pr3" draw:text-style-name="P3" draw:layer="layout" svg:width="23.402cm" svg:height="3.641cm" svg:x="1.098cm" svg:y="0.504cm" presentation:class="title" presentation:user-transformed="true">
          <draw:text-box>
            <text:list text:style-name="L1">
              <text:list-header>
                <text:p text:style-name="P4"><text:span text:style-name="T6">Introdução</text:span><text:span text:style-name="T6"><text:line-break/></text:span><text:span text:style-name="T6"/></text:p>
              </text:list-header>
            </text:list>
          </draw:text-box>
        </draw:frame>
        <draw:custom-shape draw:name="Rectangle 3" draw:style-name="gr1" draw:text-style-name="P3" draw:layer="layout" svg:width="23.199cm" svg:height="13.803cm" svg:x="0.9cm" svg:y="4.524cm">
          <text:list text:style-name="L1">
            <text:list-header>
              <text:p text:style-name="P5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3" draw:text-style-name="P9" draw:layer="layout" svg:width="22.402cm" svg:height="11.602cm" svg:x="1.499cm" svg:y="5.124cm">
          <text:list text:style-name="L2">
            <text:list-item>
              <text:p text:style-name="P8"><text:span text:style-name="T9">O projeto NFe prevê a substituição da emissão de notas fiscais modelo 1 e 1A</text:span></text:p>
            </text:list-item>
            <text:list-item>
              <text:p text:style-name="P8"><text:span text:style-name="T9">Emissor Gratuito</text:span></text:p>
            </text:list-item>
            <text:list-item>
              <text:p text:style-name="P8"><text:span text:style-name="T9">Geração de Relatório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3" draw:master-page-name="Padrão" presentation:use-date-time-name="dtd1">
        <draw:custom-shape draw:name="Rectangle 3" draw:style-name="gr1" draw:text-style-name="P3" draw:layer="layout" svg:width="23.199cm" svg:height="13.803cm" svg:x="0.9cm" svg:y="4.524cm">
          <text:list text:style-name="L1">
            <text:list-header>
              <text:p text:style-name="P5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6">NFe</text:span></text:p>
              </text:list-header>
            </text:list>
          </draw:text-box>
        </draw:frame>
        <draw:custom-shape draw:name="Rectangle 5" draw:style-name="gr3" draw:text-style-name="P3" draw:layer="layout" svg:width="22.402cm" svg:height="11.602cm" svg:x="1.499cm" svg:y="5.124cm">
          <text:list text:style-name="L2">
            <text:list-item>
              <text:p text:style-name="P10">Projetos SPED</text:p>
            </text:list-item>
            <text:list-item>
              <text:p text:style-name="P10">Arquivos Padronizados</text:p>
            </text:list-item>
            <text:list-item>
              <text:p text:style-name="P10">Rico em Informações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3" draw:master-page-name="Padrão" presentation:use-date-time-name="dtd1">
        <draw:custom-shape draw:name="Rectangle 3" draw:style-name="gr4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6">Ruby</text:span></text:p>
              </text:list-header>
            </text:list>
          </draw:text-box>
        </draw:frame>
        <draw:custom-shape draw:name="Rectangle 5" draw:style-name="gr5" draw:text-style-name="P12" draw:layer="layout" svg:width="22.402cm" svg:height="11.602cm" svg:x="1.499cm" svg:y="5.124cm">
          <text:list text:style-name="L1">
            <text:list-item>
              <text:p text:style-name="P11"><text:span text:style-name="T10">Dinamicamente tipada com Tipagem Forte</text:span></text:p>
            </text:list-item>
          </text:list>
          <text:p text:style-name="P11"><text:span text:style-name="T10">Interpretada</text:span></text:p>
          <text:p text:style-name="P11"><text:span text:style-name="T10">Perl, Smalltalk, Eiffel, Ada, e Lisp</text:span></text:p>
          <text:p text:style-name="P11"><text:span text:style-name="T10">UNIX, DOS, Windows 98/Me/NT/XP, MacOS, BeOS, OS/2</text:span></text:p>
          <text:p text:style-name="P11"><text:span text:style-name="T10">RubyGem</text:span></text:p>
          <text:p text:style-name="P11"><text:span text:style-name="T10">Jruby</text:span></text:p>
          <text:p text:style-name="P11"><text:span text:style-name="T10">Tudo é um Objet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2" draw:text-style-name="P1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3" draw:master-page-name="Padrão" presentation:use-date-time-name="dtd1">
        <draw:custom-shape draw:name="Rectangle 3" draw:style-name="gr4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6">Ruby on Rails</text:span></text:p>
              </text:list-header>
            </text:list>
          </draw:text-box>
        </draw:frame>
        <draw:custom-shape draw:name="Rectangle 5" draw:style-name="gr6" draw:text-style-name="P12" draw:layer="layout" svg:width="22.402cm" svg:height="11.602cm" svg:x="1.499cm" svg:y="5.124cm">
          <text:p text:style-name="P11"><text:span text:style-name="T10">Metaframework</text:span></text:p>
          <text:p text:style-name="P11"><text:span text:style-name="T10">CoC(Convecion on Configuration)</text:span></text:p>
          <text:p text:style-name="P11"><text:span text:style-name="T10">DRY(Don't Repeat Yourself)</text:span></text:p>
          <text:p text:style-name="P11"><text:span text:style-name="T10">MVC(Model View Controller)</text:span></text:p>
          <text:p text:style-name="P11"><text:span text:style-name="T10">ActiveRecord</text:span></text:p>
          <text:p text:style-name="P11"><text:span text:style-name="T10">Independente de SGBD</text:span></text:p>
          <text:p text:style-name="P11"><text:span text:style-name="T10">Encapsulamento SQL</text:span></text:p>
          <text:p text:style-name="P11"><text:span text:style-name="T10">Scaffold</text:span></text:p>
          <text:p text:style-name="P11"><text:span text:style-name="T10">Migra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2" draw:text-style-name="P1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3" draw:master-page-name="Padrão" presentation:use-date-time-name="dtd1">
        <draw:custom-shape draw:name="Rectangle 3" draw:style-name="gr1" draw:text-style-name="P3" draw:layer="layout" svg:width="23.199cm" svg:height="13.803cm" svg:x="0.9cm" svg:y="4.524cm">
          <text:list text:style-name="L1">
            <text:list-header>
              <text:p text:style-name="P5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6">Desenvolvimento</text:span></text:p>
              </text:list-header>
            </text:list>
          </draw:text-box>
        </draw:frame>
        <draw:custom-shape draw:name="Rectangle 5" draw:style-name="gr3" draw:text-style-name="P3" draw:layer="layout" svg:width="22.402cm" svg:height="11.602cm" svg:x="1.499cm" svg:y="5.124cm">
          <text:list text:style-name="L1">
            <text:list-header>
              <text:p text:style-name="P5"><text:span text:style-name="T10">Descrever aqui o que já tem pronto de seu Trabalho de Conclusão de Curso.</text:span></text:p>
              <text:p text:style-name="P5"><text:span text:style-name="T10"/></text:p>
            </text:list-header>
          </text:list>
          <text:list text:style-name="L5">
            <text:list-item>
              <text:p text:style-name="P5"><text:span text:style-name="T10"><text:s/></text:span><text:span text:style-name="T10">Diagramas</text:span></text:p>
            </text:list-item>
            <text:list-item>
              <text:p text:style-name="P5"><text:span text:style-name="T10"><text:s/></text:span><text:span text:style-name="T10">Gráficos</text:span></text:p>
            </text:list-item>
            <text:list-item>
              <text:p text:style-name="P5"><text:span text:style-name="T10"><text:s/></text:span><text:span text:style-name="T10">Apresentar o que já está pronto do protótipo</text:span></text:p>
            </text:list-item>
            <text:list-item>
              <text:p text:style-name="P5"><text:span text:style-name="T10"><text:s/></text:span><text:span text:style-name="T10">Descrever o que falta fazer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3FF00000300E86DED6E.png" xlink:type="simple" xlink:show="embed" xlink:actuate="onLoad"/>
    <draw:fill-image draw:name="Bitmape_20_2" draw:display-name="Bitmape 2" xlink:href="Pictures/10000000000003FF000003005476CDF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ímbolos_20_de_20_numeração" style:display-name="Símbolos de numeração" style:family="graphic">
      <style:paragraph-properties style:text-autospace="none"/>
    </style:style>
    <style:style style:name="Corpo_20_de_20_texto" style:display-name="Corpo de texto" style:family="graphic">
      <style:paragraph-properties fo:margin-top="0cm" fo:margin-bottom="0.374cm" style:text-autospace="none"/>
    </style:style>
    <style:style style:name="Padrão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>
        <text:list-style style:name="Padrão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6cm" svg:height="3.985cm" svg:x="1.27cm" svg:y="0.358cm" presentation:class="title" presentation:placeholder="true">
        <draw:text-box/>
      </draw:frame>
      <draw:frame presentation:style-name="Padrão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1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adrão-title" draw:layer="backgroundobjects" svg:width="0cm" svg:height="0cm" svg:x="0cm" svg:y="1.93cm" presentation:class="page"/>
        <draw:frame presentation:style-name="Padrão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alestra</dc:title>
    <meta:initial-creator>Uso Pessoal@</meta:initial-creator>
    <meta:creation-date>2009-07-02T21:20:02</meta:creation-date>
    <dc:creator>Clairton Heinzen</dc:creator>
    <dc:date>2011-10-10T19:58:05</dc:date>
    <meta:editing-cycles>38</meta:editing-cycles>
    <meta:editing-duration>PT7H34M12S</meta:editing-duration>
    <meta:generator>BrOffice/3.3$Linux LibreOffice_project/330m19$Build-401</meta:generator>
    <meta:document-statistic meta:object-count="51"/>
  </office:meta>
</office:document-meta>
</file>